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rut1</text:p>
          </table:table-cell>
          <table:table-cell table:number-columns-repeated="8"/>
          <table:table-cell office:value-type="string" calcext:value-type="string">
            <text:p>SI</text:p>
          </table:table-cell>
          <table:table-cell/>
          <table:table-cell table:style-name="ce1" office:value-type="string" calcext:value-type="string">
            <text:p>Drut 1</text:p>
          </table:table-cell>
          <table:table-cell table:style-name="ce1" office:value-type="string" calcext:value-type="string">
            <text:p>stal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m [kg]</text:p>
          </table:table-cell>
          <table:table-cell office:value-type="string" calcext:value-type="string">
            <text:p>wskazanie czytnika wkładanie [mm/100]</text:p>
          </table:table-cell>
          <table:table-cell office:value-type="string" calcext:value-type="string">
            <text:p>wskazania czujnika ściąganie [mm]</text:p>
          </table:table-cell>
          <table:table-cell office:value-type="string" calcext:value-type="string">
            <text:p>F [N]</text:p>
          </table:table-cell>
          <table:table-cell table:number-columns-repeated="2"/>
          <table:table-cell office:value-type="string" calcext:value-type="string">
            <text:p>g=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style-name="ce1" office:value-type="string" calcext:value-type="string">
            <text:p>Drut 2</text:p>
          </table:table-cell>
          <table:table-cell table:style-name="ce1" office:value-type="string" calcext:value-type="string">
            <text:p>mosiądz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B3]*[.$I$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 drut 1 [mm]</text:p>
          </table:table-cell>
          <table:table-cell table:formula="of:=1.5+108.2" office:value-type="float" office:value="109.7" calcext:value-type="float">
            <text:p>109.7</text:p>
          </table:table-cell>
          <table:table-cell table:formula="of:=[.I3]/100" office:value-type="float" office:value="1.097" calcext:value-type="float">
            <text:p>1.0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I21]" office:value-type="float" office:value="0.993" calcext:value-type="float">
            <text:p>0.99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B4]*[.$I$2]" office:value-type="float" office:value="9.74133" calcext:value-type="float">
            <text:p>9.74133</text:p>
          </table:table-cell>
          <table:table-cell table:number-columns-repeated="2"/>
          <table:table-cell office:value-type="string" calcext:value-type="string">
            <text:p>l druta 2 [mm]</text:p>
          </table:table-cell>
          <table:table-cell table:formula="of:=1.4+108" office:value-type="float" office:value="109.4" calcext:value-type="float">
            <text:p>109.4</text:p>
          </table:table-cell>
          <table:table-cell table:formula="of:=[.I4]/100" office:value-type="float" office:value="1.094" calcext:value-type="float">
            <text:p>1.0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.I22]" office:value-type="float" office:value="2.013" calcext:value-type="float">
            <text:p>2.01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B5]*[.$I$2]" office:value-type="float" office:value="19.74753" calcext:value-type="float">
            <text:p>19.7475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[.I23]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[.B6]*[.$I$2]" office:value-type="float" office:value="29.43" calcext:value-type="float">
            <text:p>29.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[.I24]" office:value-type="float" office:value="4.029" calcext:value-type="float">
            <text:p>4.02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[.B7]*[.$I$2]" office:value-type="float" office:value="39.52449" calcext:value-type="float">
            <text:p>39.52449</text:p>
          </table:table-cell>
          <table:table-cell table:number-columns-repeated="2"/>
          <table:table-cell office:value-type="string" calcext:value-type="string">
            <text:p>grubość:</text:p>
          </table:table-cell>
          <table:table-cell office:value-type="string" calcext:value-type="string">
            <text:p>Obciążenie [3]</text:p>
          </table:table-cell>
          <table:table-cell office:value-type="string" calcext:value-type="string">
            <text:p>Obciążenie [11]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[.I25]" office:value-type="float" office:value="5.004" calcext:value-type="float">
            <text:p>5.00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formula="of:=[.B8]*[.$I$2]" office:value-type="float" office:value="49.08924" calcext:value-type="float">
            <text:p>49.08924</text:p>
          </table:table-cell>
          <table:table-cell table:number-columns-repeated="2"/>
          <table:table-cell office:value-type="string" calcext:value-type="string">
            <text:p>lp</text:p>
          </table:table-cell>
          <table:table-cell office:value-type="string" calcext:value-type="string">
            <text:p>drut1 [mm]</text:p>
          </table:table-cell>
          <table:table-cell office:value-type="string" calcext:value-type="string">
            <text:p>drut2 [mm]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[.I26]" office:value-type="float" office:value="5.978" calcext:value-type="float">
            <text:p>5.97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formula="of:=[.B9]*[.$I$2]" office:value-type="float" office:value="58.64418" calcext:value-type="float">
            <text:p>58.644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[.I27]" office:value-type="float" office:value="6.973" calcext:value-type="float">
            <text:p>6.973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formula="of:=[.B10]*[.$I$2]" office:value-type="float" office:value="68.40513" calcext:value-type="float">
            <text:p>68.405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[.I28]" office:value-type="float" office:value="7.934" calcext:value-type="float">
            <text:p>7.93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formula="of:=[.B11]*[.$I$2]" office:value-type="float" office:value="77.83254" calcext:value-type="float">
            <text:p>77.832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[.I29]" office:value-type="float" office:value="8.921" calcext:value-type="float">
            <text:p>8.921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formula="of:=[.B12]*[.$I$2]" office:value-type="float" office:value="87.51501" calcext:value-type="float">
            <text:p>87.515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I30]" office:value-type="float" office:value="9.962" calcext:value-type="float">
            <text:p>9.962</text:p>
          </table:table-cell>
          <table:table-cell table:number-columns-repeated="2" office:value-type="float" office:value="241" calcext:value-type="float">
            <text:p>241</text:p>
          </table:table-cell>
          <table:table-cell table:formula="of:=[.B13]*[.$I$2]" office:value-type="float" office:value="97.72722" calcext:value-type="float">
            <text:p>97.727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t2</text:p>
          </table:table-cell>
          <table:table-cell office:value-type="string" calcext:value-type="string">
            <text:p>co pół kilo: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B15]*[.$I$2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I32]" office:value-type="float" office:value="0.492" calcext:value-type="float">
            <text:p>0.49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16]*[.$I$2]" office:value-type="float" office:value="4.82652" calcext:value-type="float">
            <text:p>4.826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6]+IF(MOD([.A17];2)=1;[.$I$32];[.I21]-[.$I$32])" office:value-type="float" office:value="0.993" calcext:value-type="float">
            <text:p>0.99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[.B17]*[.$I$2]" office:value-type="float" office:value="9.74133" calcext:value-type="float">
            <text:p>9.741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7]+IF(MOD([.A18];2)=1;[.$I$32];[.I22]-[.$I$32])" office:value-type="float" office:value="1.485" calcext:value-type="float">
            <text:p>1.48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[.B18]*[.$I$2]" office:value-type="float" office:value="14.56785" calcext:value-type="float">
            <text:p>14.567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8]+IF(MOD([.A19];2)=1;[.$I$32];[.I23]-[.$I$32])" office:value-type="float" office:value="1.98" calcext:value-type="float">
            <text:p>1.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[.B19]*[.$I$2]" office:value-type="float" office:value="19.4238" calcext:value-type="float">
            <text:p>19.42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9]+IF(MOD([.A20];2)=1;[.$I$32];[.I24]-[.$I$32])" office:value-type="float" office:value="2.472" calcext:value-type="float">
            <text:p>2.47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[.B20]*[.$I$2]" office:value-type="float" office:value="24.25032" calcext:value-type="float">
            <text:p>24.25032</text:p>
          </table:table-cell>
          <table:table-cell table:number-columns-repeated="2"/>
          <table:table-cell office:value-type="string" calcext:value-type="string">
            <text:p>lp</text:p>
          </table:table-cell>
          <table:table-cell office:value-type="string" calcext:value-type="string">
            <text:p>m odważnika [kg]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0]+IF(MOD([.A21];2)=1;[.$I$32];[.I25]-[.$I$32])" office:value-type="float" office:value="2.955" calcext:value-type="float">
            <text:p>2.95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[.B21]*[.$I$2]" office:value-type="float" office:value="28.98855" calcext:value-type="float">
            <text:p>28.988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1]+IF(MOD([.A22];2)=1;[.$I$32];[.I26]-[.$I$32])" office:value-type="float" office:value="3.447" calcext:value-type="float">
            <text:p>3.447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[.B22]*[.$I$2]" office:value-type="float" office:value="33.81507" calcext:value-type="float">
            <text:p>33.815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2]+IF(MOD([.A23];2)=1;[.$I$32];[.I27]-[.$I$32])" office:value-type="float" office:value="3.95" calcext:value-type="float">
            <text:p>3.9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[.B23]*[.$I$2]" office:value-type="float" office:value="38.7495" calcext:value-type="float">
            <text:p>38.74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87" calcext:value-type="float">
            <text:p>0.98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3]+IF(MOD([.A24];2)=1;[.$I$32];[.I28]-[.$I$32])" office:value-type="float" office:value="4.442" calcext:value-type="float">
            <text:p>4.442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[.B24]*[.$I$2]" office:value-type="float" office:value="43.57602" calcext:value-type="float">
            <text:p>43.576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29" calcext:value-type="float">
            <text:p>1.0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4]+IF(MOD([.A25];2)=1;[.$I$32];[.I29]-[.$I$32])" office:value-type="float" office:value="4.937" calcext:value-type="float">
            <text:p>4.937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5]*[.$I$2]" office:value-type="float" office:value="48.43197" calcext:value-type="float">
            <text:p>48.431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75" calcext:value-type="float">
            <text:p>0.97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974" calcext:value-type="float">
            <text:p>0.97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995" calcext:value-type="float">
            <text:p>0.99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961" calcext:value-type="float">
            <text:p>0.96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987" calcext:value-type="float">
            <text:p>0.9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.041" calcext:value-type="float">
            <text:p>1.04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45:26.716249842</meta:creation-date>
    <dc:date>2024-04-10T12:12:41.883586399</dc:date>
    <meta:editing-duration>PT1H6M1S</meta:editing-duration>
    <meta:editing-cycles>14</meta:editing-cycles>
    <meta:generator>LibreOffice/7.6.6.3$Linux_X86_64 LibreOffice_project/60$Build-3</meta:generator>
    <meta:document-statistic meta:table-count="1" meta:cell-count="191" meta:object-count="0"/>
  </office:meta>
</office:document-meta>
</file>